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2.4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2cm" svg:stroke-color="#00ae00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4" style:family="graphic" style:parent-style-name="standard">
      <style:graphic-properties draw:fill="solid" draw:fill-color="#e6e6e6" draw:fill-gradient-name="Gradient_20_3" draw:fill-hatch-name="Red_20_Crossed_20_0_20_Degrees" draw:textarea-horizontal-align="center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1" style:family="text">
      <style:text-properties fo:color="#00ae00"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1cm" svg:height="0.957cm" svg:x="0.545cm" svg:y="4.051cm">
          <draw:text-box>
            <text:p text:style-name="P1"><text:span text:style-name="T1">BusinessClass</text:span></text:p>
          </draw:text-box>
        </draw:frame>
        <draw:custom-shape draw:style-name="gr2" draw:text-style-name="P3" draw:layer="layout" svg:width="5.309cm" svg:height="5.802cm" svg:x="4.236cm" svg:y="1.249cm">
          <text:p text:style-name="P3">doma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045cm" svg:y1="3.051cm" svg:x2="4.045cm" svg:y2="3.051cm">
          <text:p text:style-name="P1"/>
        </draw:line>
        <draw:custom-shape draw:style-name="gr4" draw:text-style-name="P5" draw:layer="layout" svg:width="4.5cm" svg:height="1.5cm" svg:x="4.545cm" svg:y="2.051cm">
          <text:p text:style-name="P5">PersonImplBase.jav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4cm" svg:height="1cm" svg:x="4.545cm" svg:y="4.551cm">
          <text:p text:style-name="P5">Person.jav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4" draw:layer="layout" svg:x1="4.245cm" svg:y1="4.051cm" svg:x2="9.045cm" svg:y2="4.051cm">
          <text:p text:style-name="P1"/>
        </draw:line>
        <draw:line draw:style-name="gr3" draw:text-style-name="P4" draw:layer="layout" svg:x1="2.045cm" svg:y1="5.551cm" svg:x2="4.045cm" svg:y2="5.551cm">
          <text:p text:style-name="P1"/>
        </draw:line>
        <draw:frame draw:style-name="gr6" draw:text-style-name="P4" draw:layer="layout" svg:width="0.62cm" svg:height="0.62cm" svg:x="4.623cm" svg:y="2.129cm">
          <draw:image xlink:href="../../../../../../../Eclipse/org.mod4j.eclipse/icons/jcu_obj_gen.gif" xlink:type="simple" xlink:show="embed" xlink:actuate="onLoad">
            <text:p text:style-name="P1"/>
          </draw:image>
        </draw:frame>
        <draw:frame draw:style-name="gr6" draw:text-style-name="P4" draw:layer="layout" svg:width="0.5cm" svg:height="0.5cm" svg:x="4.623cm" svg:y="4.551cm">
          <draw:image xlink:href="../../../../../../../Eclipse/org.mod4j.eclipse/icons/jcu_obj.gif" xlink:type="simple" xlink:show="embed" xlink:actuate="onLoad">
            <text:p text:style-name="P1"/>
          </draw:image>
        </draw:frame>
        <draw:custom-shape draw:style-name="gr2" draw:text-style-name="P3" draw:layer="layout" svg:width="5.309cm" svg:height="5.802cm" svg:x="10.545cm" svg:y="1.249cm">
          <text:p text:style-name="P3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cm" svg:height="1.5cm" svg:x="10.854cm" svg:y="2.051cm">
          <text:p text:style-name="P5">PersonDaoImplBase.jav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4.691cm" svg:height="1cm" svg:x="10.854cm" svg:y="4.551cm">
          <text:p text:style-name="P5">PersonDao.jav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4" draw:layer="layout" svg:x1="10.554cm" svg:y1="4.051cm" svg:x2="15.354cm" svg:y2="4.051cm">
          <text:p text:style-name="P1"/>
        </draw:line>
        <draw:frame draw:style-name="gr6" draw:text-style-name="P4" draw:layer="layout" svg:width="0.62cm" svg:height="0.62cm" svg:x="10.932cm" svg:y="2.129cm">
          <draw:image xlink:href="../../../../../../../Eclipse/org.mod4j.eclipse/icons/jcu_obj_gen.gif" xlink:type="simple" xlink:show="embed" xlink:actuate="onLoad">
            <text:p text:style-name="P1"/>
          </draw:image>
        </draw:frame>
        <draw:frame draw:style-name="gr6" draw:text-style-name="P4" draw:layer="layout" svg:width="0.5cm" svg:height="0.5cm" svg:x="10.932cm" svg:y="4.551cm">
          <draw:image xlink:href="../../../../../../../Eclipse/org.mod4j.eclipse/icons/jcu_obj.gif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1-22T12:07:28</dc:date>
    <meta:editing-cycles>75</meta:editing-cycles>
    <meta:editing-duration>PT20H4M18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